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0835in" loext:contextual-spacing="false" fo:line-height="200%" fo:text-indent="0.248in" style:auto-text-indent="false"/>
      <style:text-properties style:font-name="Times New Roman" fo:font-size="12pt"/>
    </style:style>
    <style:style style:name="P2" style:family="paragraph" style:parent-style-name="Text_20_body">
      <style:paragraph-properties fo:line-height="200%"/>
      <style:text-properties officeooo:paragraph-rsid="001a3334"/>
    </style:style>
    <style:style style:name="P3" style:family="paragraph" style:parent-style-name="Text_20_body">
      <style:paragraph-properties fo:line-height="200%"/>
      <style:text-properties officeooo:paragraph-rsid="004084a6"/>
    </style:style>
    <style:style style:name="P4" style:family="paragraph" style:parent-style-name="Text_20_body">
      <style:paragraph-properties fo:line-height="200%"/>
      <style:text-properties officeooo:paragraph-rsid="00630297"/>
    </style:style>
    <style:style style:name="T1" style:family="text">
      <style:text-properties fo:language="en" fo:country="GB"/>
    </style:style>
    <style:style style:name="T2" style:family="text">
      <style:text-properties fo:language="en" fo:country="GB" fo:font-weight="bold"/>
    </style:style>
    <style:style style:name="T3" style:family="text">
      <style:text-properties fo:language="en" fo:country="GB" fo:font-weight="bold" style:font-weight-asian="bold"/>
    </style:style>
    <style:style style:name="T4" style:family="text">
      <style:text-properties fo:language="en" fo:country="GB" fo:font-style="italic" style:font-style-asian="italic"/>
    </style:style>
    <style:style style:name="T5" style:family="text">
      <style:text-properties fo:language="en" fo:country="GB" officeooo:rsid="0039a77f"/>
    </style:style>
    <style:style style:name="T6" style:family="text">
      <style:text-properties fo:language="en" fo:country="GB" officeooo:rsid="003ab381"/>
    </style:style>
    <style:style style:name="T7" style:family="text">
      <style:text-properties fo:language="en" fo:country="GB" officeooo:rsid="003db652"/>
    </style:style>
    <style:style style:name="T8" style:family="text">
      <style:text-properties fo:language="en" fo:country="GB" officeooo:rsid="00426e1b"/>
    </style:style>
    <style:style style:name="T9" style:family="text">
      <style:text-properties fo:language="en" fo:country="GB" officeooo:rsid="0044ed05"/>
    </style:style>
    <style:style style:name="T10" style:family="text">
      <style:text-properties fo:language="en" fo:country="GB" officeooo:rsid="0044f7b3"/>
    </style:style>
    <style:style style:name="T11" style:family="text">
      <style:text-properties fo:language="en" fo:country="GB" officeooo:rsid="004868f7"/>
    </style:style>
    <style:style style:name="T12" style:family="text">
      <style:text-properties fo:language="en" fo:country="GB" officeooo:rsid="004b975d"/>
    </style:style>
    <style:style style:name="T13" style:family="text">
      <style:text-properties fo:language="en" fo:country="GB" officeooo:rsid="004c902f"/>
    </style:style>
    <style:style style:name="T14" style:family="text">
      <style:text-properties fo:language="en" fo:country="GB" officeooo:rsid="00530a2a"/>
    </style:style>
    <style:style style:name="T15" style:family="text">
      <style:text-properties fo:language="en" fo:country="GB" officeooo:rsid="00578fc2"/>
    </style:style>
    <style:style style:name="T16" style:family="text">
      <style:text-properties fo:language="en" fo:country="GB" officeooo:rsid="0058bcf4"/>
    </style:style>
    <style:style style:name="T17" style:family="text">
      <style:text-properties fo:language="en" fo:country="GB" officeooo:rsid="0059f0f6"/>
    </style:style>
    <style:style style:name="T18" style:family="text">
      <style:text-properties fo:language="en" fo:country="GB" officeooo:rsid="005a3bf6"/>
    </style:style>
    <style:style style:name="T19" style:family="text">
      <style:text-properties fo:language="en" fo:country="GB" officeooo:rsid="005b5703"/>
    </style:style>
    <style:style style:name="T20" style:family="text">
      <style:text-properties fo:language="en" fo:country="GB" officeooo:rsid="005e110a"/>
    </style:style>
    <style:style style:name="T21" style:family="text">
      <style:text-properties fo:language="en" fo:country="GB" officeooo:rsid="005f1f84"/>
    </style:style>
    <style:style style:name="T22" style:family="text">
      <style:text-properties fo:language="en" fo:country="GB" officeooo:rsid="0060e549"/>
    </style:style>
    <style:style style:name="T23" style:family="text">
      <style:text-properties fo:language="en" fo:country="GB" officeooo:rsid="0064a80e"/>
    </style:style>
    <style:style style:name="T24" style:family="text">
      <style:text-properties fo:language="en" fo:country="GB" officeooo:rsid="006622c7"/>
    </style:style>
    <style:style style:name="T25" style:family="text">
      <style:text-properties fo:language="en" fo:country="GB" officeooo:rsid="006a12d3"/>
    </style:style>
    <style:style style:name="T26" style:family="text">
      <style:text-properties fo:language="en" fo:country="GB" officeooo:rsid="006c247c"/>
    </style:style>
    <style:style style:name="T27" style:family="text">
      <style:text-properties fo:language="en" fo:country="GB" officeooo:rsid="006db5c0"/>
    </style:style>
    <style:style style:name="T28" style:family="text">
      <style:text-properties style:font-name="Times New Roman" fo:font-size="12pt" fo:language="en" fo:country="GB" officeooo:rsid="0044f7b3"/>
    </style:style>
    <style:style style:name="T29" style:family="text">
      <style:text-properties style:font-name="Times New Roman" fo:font-size="12pt" fo:language="en" fo:country="GB" officeooo:rsid="0063fbe0"/>
    </style:style>
    <style:style style:name="T30" style:family="text">
      <style:text-properties style:font-name="Times New Roman" fo:font-size="12pt" fo:language="en" fo:country="GB" officeooo:rsid="006ee285"/>
    </style:style>
    <style:style style:name="T31" style:family="text">
      <style:text-properties officeooo:rsid="0063fb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Jacob Archambault</text:span><text:span text:style-name="T1"> aims at understanding the historical shifts that led to a systematization and harmonization of the theory of inference in the works of fourteenth-century logicians such as William of Ockham and John Buridan. He advances the hypothesis that this shift was due to a change in the groundings of consequence. From the time of </text:span><text:span text:style-name="T6">Boethius to that of </text:span><text:span text:style-name="T1">Abelard in the twelfth century, </text:span><text:span text:style-name="T6">good </text:span><text:span text:style-name="T1">consequence</text:span><text:span text:style-name="T6">s</text:span><text:span text:style-name="T1"> </text:span><text:span text:style-name="T6">were </text:span><text:span text:style-name="T1">grounded on topical relations between </text:span><text:span text:style-name="T14">an </text:span><text:span text:style-name="T1">antecedent and </text:span><text:span text:style-name="T14">a </text:span><text:span text:style-name="T1">consequent </text:span><text:span text:style-name="T19">expressed in </text:span><text:span text:style-name="T1">fundamental propositions (the so-called </text:span><text:span text:style-name="T4">maximal propositions</text:span><text:span text:style-name="T1">). The main </text:span><text:span text:style-name="T12">theoretical shortcoming </text:span><text:span text:style-name="T1">of </text:span><text:span text:style-name="T27">this topical grounding</text:span><text:span text:style-name="T1">, </text:span><text:span text:style-name="T20">however,</text:span><text:span text:style-name="T1"> </text:span><text:span text:style-name="T23">was </text:span><text:span text:style-name="T1">that </text:span><text:span text:style-name="T7">it </text:span><text:span text:style-name="T24">did </text:span><text:span text:style-name="T1">not readily generalize to cover cases more complex </text:span><text:span text:style-name="T8">than </text:span><text:span text:style-name="T13">consequences expressible as </text:span><text:span text:style-name="T9">hypothetical propositions with </text:span><text:span text:style-name="T10">atomic parts. </text:span><text:span text:style-name="T15">Later </text:span><text:span text:style-name="T10">logicians </text:span><text:span text:style-name="T21">may </text:span><text:span text:style-name="T16">also </text:span><text:span text:style-name="T10">have wanted to separate the theory of consequence from the robust metaphysical framework in which it is grounded. In reply, the classic topical relations that were believed to ground consequences </text:span><text:span text:style-name="T17">were </text:span><text:span text:style-name="T22">gradually supplanted by </text:span><text:span text:style-name="T10">supposition theory, </text:span><text:span text:style-name="T25">with the most important type of supposition being personal supposition</text:span><text:span text:style-name="T10">. </text:span><text:span text:style-name="T18">F</text:span><text:span text:style-name="T28">ollowing Ockham and Buridan, later medieval logicians define personal supposition broadly as descent to individuals. Today, this view isn't taken to be unique to Ockham and Buridan, but to describe medieval views on personal supposition generally. However, Archambault explains, the Ockham-Buridan view on personal supposition isn't actually standard: other texts, including Burley's logical texts and two early treatises on consequences,  include descent to species or concepts in their definitions of and/or among their examples of personal supposition.  The main result of th</text:span><text:span text:style-name="T30">ese</text:span><text:span text:style-name="T28"> shift</text:span><text:span text:style-name="T30">s</text:span><text:span text:style-name="T28"> in the grounding of valid consequences was a simplification of the theory, which ended with Buridan’s </text:span><text:span text:style-name="T29">interpretation of </text:span><text:span text:style-name="T28">formal validity according to a substitutionalist mod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Indent" style:display-name="Body Text Indent" style:family="paragraph" style:parent-style-name="Text_20_body" style:default-outline-level="">
      <style:paragraph-properties fo:margin-left="0in" fo:margin-right="0in" fo:text-indent="0.248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21:54:25.947328011</meta:creation-date>
    <dc:date>2020-08-17T00:38:54.923118385</dc:date>
    <meta:editing-duration>P1DT1H34M51S</meta:editing-duration>
    <meta:editing-cycles>78</meta:editing-cycles>
    <meta:generator>LibreOffice/6.4.5.2$Linux_X86_64 LibreOffice_project/40$Build-2</meta:generator>
    <meta:document-statistic meta:table-count="0" meta:image-count="0" meta:object-count="0" meta:page-count="1" meta:paragraph-count="1" meta:word-count="273" meta:character-count="1881" meta:non-whitespace-character-count="1607"/>
  </office:meta>
</office:document-meta>
</file>